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draw:auto-grow-height="true"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Arial1" fo:font-size="32pt" style:font-size-asian="24pt" style:font-size-complex="24pt"/>
    </style:style>
    <style:style style:name="P11" style:family="paragraph">
      <loext:graphic-properties draw:fill-color="#ffffff"/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32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1"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style:font-name="Arial1" fo:font-size="32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Signal processing</text:span></text:p>
              </text:list-item>
              <text:list-item>
                <text:p text:style-name="P7"><text:span text:style-name="T7">Audio/Music</text:span></text:p>
              </text:list-item>
              <text:list-item>
                <text:p text:style-name="P7"><text:span text:style-name="T7">Programming</text:span></text:p>
              </text:list-item>
              <text:list-item>
                <text:p text:style-name="P7"><text:span text:style-name="T7">Analzing/making soun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7"><text:span text:style-name="T7">Anyone </text:span><text:span text:style-name="T9">interested</text:span><text:span text:style-name="T7"> in understanding how to analyze and process </text:span><text:span text:style-name="T9">musical sounds</text:span></text:p>
                <text:p text:style-name="P7"><text:span text:style-name="T10"/></text:p>
                <text:p text:style-name="P7"><text:span text:style-name="T7">but ... able to:</text:span></text:p>
                <text:list>
                  <text:list-item>
                    <text:p text:style-name="P7">Follow mathematical formulations</text:p>
                  </text:list-item>
                  <text:list-item>
                    <text:p text:style-name="P7">Use a programming language</text:p>
                  </text:list-item>
                  <text:list-item>
                    <text:p text:style-name="P7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3" draw:text-style-name="P8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min)</text:p>
                  </text:list-item>
                  <text:list-item>
                    <text:p>Programming lectures (~30min)</text:p>
                  </text:list-item>
                  <text:list-item>
                    <text:p>Demo lectures (~30min)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3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5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Videos and slides released under </text:span><text:span text:style-name="T12">CC Attribution-Noncommercial-Share Alike license</text:span><text:span text:style-name="T11"> </text:span></text:p>
              </text:list-item>
              <text:list-item>
                <text:p><text:span text:style-name="T11">Software released under </text:span><text:span text:style-name="T12">Affero GPL license</text:span></text:p>
              </text:list-item>
              <text:list-item>
                <text:p><text:span text:style-name="T11">Most references from </text:span><text:span text:style-name="T12">W</text:span><text:span text:style-name="T13">ikipedia.org</text:span></text:p>
              </text:list-item>
              <text:list-item>
                <text:p><text:span text:style-name="T14">Sounds from </text:span><text:span text:style-name="T13">Freesound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5">I want to finish by mentioning that all the materials I will use and produce in this course are available under open licenses.</text:span></text:p>
              <text:p><text:span text:style-name="T15"/></text:p>
              <text:p><text:span text:style-name="T15">...</text:span></text:p>
              <text:p><text:span text:style-name="T16"/></text:p>
              <text:p><text:span text:style-name="T16"/></text:p>
            </draw:text-box>
          </draw:frame>
        </presentation:notes>
      </draw:page>
      <draw:page draw:name="page6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7T12:19:31.742228000</dc:date>
    <dc:creator>xavier serra</dc:creator>
    <meta:generator>LibreOffice/5.1.5.2$MacOSX_X86_64 LibreOffice_project/7a864d8825610a8c07cfc3bc01dd4fce6a9447e5</meta:generator>
    <meta:editing-duration>P3DT1H20M54S</meta:editing-duration>
    <meta:editing-cycles>68</meta:editing-cycles>
    <meta:document-statistic meta:object-count="45"/>
  </office:meta>
</office:document-meta>
</file>